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
      <style:text-properties fo:font-size="11pt" fo:language="en" fo:country="US" fo:font-weight="bold" style:font-size-asian="11pt" style:font-weight-asian="bold" style:font-size-complex="11pt" style:font-weight-complex="bold"/>
    </style:style>
    <style:style style:name="P4" style:family="paragraph" style:parent-style-name="gL_5f_Fliesstext_5f_Abstand_5f_davor">
      <style:paragraph-properties fo:text-align="start" style:justify-single-word="false"/>
    </style:style>
    <style:style style:name="P5" style:family="paragraph" style:parent-style-name="gL_5f_Fliesstext_5f_Abstand_5f_davor">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8" style:family="paragraph" style:parent-style-name="gL_5f_Inhaltsverzeichnis_5f_DeSario_5f_Subtitle">
      <style:text-properties fo:language="en" fo:country="US"/>
    </style:style>
    <style:style style:name="P9"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0" style:family="paragraph" style:parent-style-name="gL_5f_Bibelzitat_5f_Quellenangabe_5f_ohne_5f_Einzug_5f__28_kleiner_5f_Abstand_5f_danach_29_">
      <style:text-properties fo:language="en" fo:country="US"/>
    </style:style>
    <style:style style:name="P11"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2" style:family="paragraph" style:parent-style-name="gL_5f_Bibelzitat_5f_Abstand_5f_davor_5f_ohne_5f_Einzug">
      <style:text-properties fo:language="en" fo:country="US"/>
    </style:style>
    <style:style style:name="P13"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4"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5" style:family="paragraph" style:parent-style-name="gL_5f_Fliesstext">
      <style:paragraph-properties fo:text-align="start" style:justify-single-word="false"/>
    </style:style>
    <style:style style:name="P16" style:family="paragraph" style:parent-style-name="gL_5f_Fliesstext_5f_Folge">
      <style:paragraph-properties fo:margin-left="0cm" fo:margin-right="0cm" fo:text-align="start" style:justify-single-word="false" fo:text-indent="0cm" style:auto-text-indent="false"/>
    </style:style>
    <style:style style:name="P17"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style:text-underline-style="solid" style:text-underline-width="auto" style:text-underline-color="font-color"/>
    </style:style>
    <style:style style:name="T10" style:family="text">
      <style:text-properties fo:font-style="italic" style:text-underline-style="solid" style:text-underline-width="auto" style:text-underline-color="font-color" fo:font-weight="bold"/>
    </style:style>
    <style:style style:name="T11" style:family="text">
      <style:text-properties fo:font-style="italic" fo:font-weight="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T14" style:family="text">
      <style:text-properties fo:text-transform="capitalize"/>
    </style:style>
    <style:style style:name="T15" style:family="text">
      <style:text-properties fo:text-transform="capitalize" fo:color="#000000" fo:font-style="normal" style:font-size-asian="11pt" style:font-size-complex="11pt"/>
    </style:style>
    <style:style style:name="T16" style:family="text">
      <style:text-properties fo:text-transform="capitalize" style:text-underline-style="none"/>
    </style:style>
    <style:style style:name="T17"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loding the Myths of Reformed Theology</text:p>
      <text:p text:style-name="P4"><text:span text:style-name="T1">Originally by Michael DeSario (Standing the Gap Ministries </text:span><text:a xlink:type="simple" xlink:href="http://www.standingthegap.org/">www.standingthegap.org</text:a><text:span text:style-name="T1">)</text:span></text:p>
      <text:p text:style-name="P2">The content was originally published in English. Following is only an excerpt of this document (Chapter 8)</text:p>
      <text:p text:style-name="P2">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6"><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3"/>
      <text:p text:style-name="P3"/>
      <text:h text:style-name="P14" text:outline-level="1">Index</text:h>
      <text:p text:style-name="gL_5f_Inhaltsverzeichnis_5f_DeSario">1.<text:tab/><text:span text:style-name="T14">Let the Wicked forsake his way</text:span><text:tab/>Page<text:tab/>2</text:p>
      <text:p text:style-name="P8">Discussion of Ability and Free Will vs born in sin, saved in sin and can never stop sinning.</text:p>
      <text:p text:style-name="P11">2.<text:tab/><text:span text:style-name="T14">Real Repentance</text:span><text:tab/>Page<text:tab/>4</text:p>
      <text:p text:style-name="P8">A Discussion of Repentance and faith proven by deeds. The purpose and effect of genuine repentance. The self cleansing of humility leading to reconciliation.</text:p>
      <text:p text:style-name="gL_5f_Inhaltsverzeichnis_5f_DeSario">3.<text:tab/><text:span text:style-name="T14">Common Dispersions parroted by professing Christians</text:span><text:tab/>Page<text:tab/>6</text:p>
      <text:p text:style-name="gL_5f_Inhaltsverzeichnis_5f_DeSario">4.<text:tab/><text:span text:style-name="T14">What must I do to be saved? (What Must I do to inherit Eternal Life?)</text:span><text:tab/>Page<text:tab/>7</text:p>
      <text:p text:style-name="P8">A discussion on the true Gospel of Jesus Christ revealing the Synergy of faith establishing the law of love.</text:p>
      <text:p text:style-name="gL_5f_Inhaltsverzeichnis_5f_DeSario"><text:span text:style-name="T13">5.<text:tab/></text:span><text:span text:style-name="T16">Can you Sin and Not Die?</text:span><text:tab/>Page<text:tab/>8</text:p>
      <text:p text:style-name="P8">Examining Substitution and imputed righteousness against the warnings of willful sin in Hebrews 10:26. Explaining genuine righteousness and the<text:span text:style-name="T17"> healing of the mind through faith. Answering the charge of sinless perfect against Obedience to the truth.</text:span></text:p>
      <text:p text:style-name="gL_5f_Inhaltsverzeichnis_5f_DeSario">6.<text:tab/><text:span text:style-name="T14">Regeneration in Christ, the effects of the New Birth and transformation from Darkness to Light</text:span><text:tab/>Page<text:tab/>13</text:p>
      <text:p text:style-name="gL_5f_Inhaltsverzeichnis_5f_DeSario">7.<text:tab/><text:span text:style-name="T14">What the fallacy of Penal Substitution has done to the Gospel</text:span><text:tab/>Page<text:tab/>15</text:p>
      <text:p text:style-name="gL_5f_Inhaltsverzeichnis_5f_DeSario">8.<text:tab/><text:span text:style-name="T14">The Church as it is seen today compared to the Ekklesia of Scripture</text:span><text:tab/>Page<text:tab/>18</text:p>
      <text:p text:style-name="gL_5f_Inhaltsverzeichnis_5f_DeSario">9.<text:tab/><text:span text:style-name="T14">Exposing the myth of the visible and invisible church (Legitimizing the Illegitimate Church!)</text:span><text:tab/>Page<text:tab/>22</text:p>
      <text:p text:style-name="P8">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4">Calling Evil Good and Good Evil</text:span><text:tab/>Page<text:tab/>25</text:p>
      <text:p text:style-name="P8">How the concept of Right and wrong has been reversed in our society at large.</text:p>
      <text:p text:style-name="gL_5f_Inhaltsverzeichnis_5f_DeSario">11.<text:tab/><text:span text:style-name="T14">Faithfulness to keeping the Commands of God</text:span><text:tab/>Page<text:tab/>28</text:p>
      <text:p text:style-name="P8">The True meaning of faith and how faith is perfected in Deeds. Exploding the mythical contradictions between faith and works imagined by the Reformers. Why ‘faith alone’ cannot Save the soul.</text:p>
      <text:p text:style-name="gL_5f_Inhaltsverzeichnis_5f_DeSario"><text:span text:style-name="T15">12.<text:tab/>Reaping what you Sow. (The inevitable consequences of sin)</text:span><text:span text:style-name="T3"><text:tab/>Page<text:tab/>31</text:span></text:p>
      <text:p text:style-name="P9">Exposing the fallacy of carnal Christians and how it is mocking God to live according to the flesh. Defining the true Nature of God’s Mercy and Righteous Judgments</text:p>
      <text:p text:style-name="P13">Exploding the Myths of Reformed Theology</text:p>
      <text:p text:style-name="P6"/>
      <text:p text:style-name="P7">Exposing the Myths of inability, born in sin, saved in sin and all the doctrinal fallacies necessitated by them.</text:p>
      <text:h text:style-name="gL_5f_Ueberschrift1" text:outline-level="1">The Church as it is seen today compared to the Ekklesia of Scripture</text:h>
      <text:p text:style-name="P5"><text:span text:style-name="T10">Ekklēsia</text:span> is the Greek word used in the New Testament over 116 times, translated in our English Bibles as 'Church'. The word has NOTHING to do with stone buildings or sacred places of worship. It is a compound word meaning: 'Ek': Out from; 'Ekklēsia' the called out. Thus the 'Called out'. </text:p>
      <text:p text:style-name="P5">The Greek word most closely related to 'Church' is <text:span text:style-name="T11">kuriakos</text:span>, used in 1Cor11:20 &amp; Rev1:10, translated: 'the Lord's' as referring to the Lord's Supper and the Lord's Day.<text:span text:style-name="T6"> Meaning in the Greek:</text:span> belonging to the Lord, related to the Lord. This word became associated with places of 'Christian' worship around 300AD under Roman Emperor Constantine. Up to that time the true followers of Jesus Christ were meeting in private homes, often in secret at night. <text:span text:style-name="T4">WHY?</text:span> Because in the Roman Empire there could be no private religion. It was against the law and considered conspiratorial to hold secret or private meetings in homes. This is why the Pagans often brought moral charges against the Christians accusing them of incest, cannibalism and unnatural practices. Scripture records the meetings in homes: Rom16:5, 1Cor16:19, Col4:15, Phil1:2, Acts2:46 </text:p>
      <text:p text:style-name="P5"><text:span text:style-name="T7">Christ Intended Church Matt16:13-19</text:span><text:span text:style-name="T4"> </text:span></text:p>
      <text:p text:style-name="P12"><text:span text:style-name="T8">When Jesus came into the region of Caesarea Philippi, He asked His disciples, saying, "Who </text:span>do men say that I, the Son of Man, am?" So they said, "Some say John the Baptist, some Elijah, and others Jeremiah or one of the prophets." He said to them, "But who do you say that I am?" Simon Peter answered and said, "You are the Christ, the Son of the living God." Jesus answered and said to him, "Blessed are you, Simon Bar-Jonah, for flesh and blood has not revealed this to you, but My Father who is in heaven. And I also say to you that you are Peter, and on this rock I will build<text:span text:style-name="T6"> </text:span><text:span text:style-name="T7">My church</text:span>, and the gates of Hades shall not prevail against it. And I will give you the keys of the kingdom of heaven, and whatever you bind on earth will be bound in heaven, and whatever you loose on earth will be loosed in heaven." </text:p>
      <text:p text:style-name="P5">What is the Lord referring to? Its Certainly NOT a building considered 'Sacred' where the Lord dwells. His Spirit does not reside in things made of stone and wood. When He told His Disciples that if '<text:span text:style-name="T8">Anyone love Me, he will Keep My Word and My Father will love him and WE will come to him and make Our home with him'</text:span> Jn14:23, He was speaking of this <text:span text:style-name="T11">'Ekklēsia'</text:span> of the 'Called<text:span text:style-name="T6"> out ones'.</text:span> These would be His <text:span text:style-name="T4">assembly</text:span> called out of Darkness and Bondage into Light and Freedom from sin! (Acts26:18) The Saints are NOT called to buildings set apart as sacred run by a religious establishment of clergy with some kind of special privileges to Lord over people.<text:span text:style-name="T6"> </text:span><text:span text:style-name="T7">WHO is Greatest in the Kingdom of our Lord?</text:span><text:span text:style-name="T4"> </text:span></text:p>
      <text:p text:style-name="P12">And whoever desires to be first among you, let him be your servant. <text:span text:style-name="T5">Matt20:27</text:span></text:p>
      <text:p text:style-name="P12">But he who is greatest among you shall be your servant. <text:span text:style-name="T5">Matt23:11</text:span></text:p>
      <text:p text:style-name="P5"><text:span text:style-name="T7">Even the Ransom</text:span> (redemption of Christ) is associated with this kind of Servitude: <text:span text:style-name="T8">just as the Son of Man did not come to be served, but to serve, and to give His life a ransom </text:span>for many."<text:span text:style-name="T12">Matt20:28</text:span> </text:p>
      <text:p text:style-name="P5">Jesus as the <text:span text:style-name="T4">'ROCK'</text:span> 1Cor10:4 (<text:span text:style-name="T8">Petra</text:span>, up on which the <text:span text:style-name="T11">Ekklēsia</text:span> is to be Established) Served on the 'Called<text:span text:style-name="T6"> out ones'</text:span> behalf in order to Redeem them from darkness to light from the power of Satan to God. That's why His 'Church' is the 'Chosen <text:span text:style-name="T6">generation,</text:span> the Royal priesthood, a holy nation of His own special people that may proclaim praises to Him who called them out of darkness into His marvelous Light!' 1Pet2:9. The <text:span text:style-name="T11">Ekklēsia</text:span> is NOT the filthy ragged, desperately wicked, wretched, born depraved, chiefs of sinners sitting under the bondage of a religious system that rules over their minds and keeps them in ignorance.</text:p>
      <text:p text:style-name="P5">Peter's (<text:span text:style-name="T8">petros</text:span>, small rock) confession stands as the testimony of the <text:span text:style-name="T11">Ekklesia's </text:span>foundation on which the Saints are to build; <text:span text:style-name="T4">1Cor3:9-11</text:span> <text:span text:style-name="T8">For we are God's fellow </text:span>workers; you are God's field, you are God's building. According to the grace <text:soft-page-break/>of God which was given to me, as a wise master builder I have laid the foundation, and another builds on <text:span text:style-name="T8">it. But let each one take heed how he builds on it.</text:span><text:span text:style-name="T9"> For no other foundation can anyone lay</text:span><text:span text:style-name="T8"> </text:span><text:span text:style-name="T9">than that which is laid, which is Jesus Christ!</text:span> Understanding that it's GOD who gives the increase, 1Cor3:7. This is why His Saints stand out as 'Special People' (unique 1Pet2:9) His Bride who has made themselves ready for His coming, Rev19:7, going forth into all the earth to proclaim the riches of His Glory, (Eph1:18, 3:16, Rom9:23) endued with the Power from on High! Acts1:8. Professing Christians in the Church System do not have a clue what it means to be among the 'called<text:span text:style-name="T6"> out'</text:span> ones. They have yet to answer the call to <text:span text:style-name="T8">'Come</text:span><text:span text:style-name="T9"> Out from among them and be separate'</text:span><text:span text:style-name="T6"> 2Cor6:16-18.</text:span> Separate from what, they will ask, we are the Church! (yes, but not the <text:span text:style-name="T8">Ekklesia</text:span>)</text:p>
      <text:p text:style-name="P5">The Satanic distortion of '<text:span text:style-name="T7">Church</text:span>' began in forth Century Rome under Emperor Constantine who granted religious tolerance in the land that brought an end to the bitter persecutions against Christians. This eventually led to the uniting of church and state, bringing the 'Christians' into the great cathedrals of Rome. (considered sacred by the pagans) From that time forward an<text:span text:style-name="T6"> 'Official'</text:span> religious system existed under the guise of Christianity blending together the idols, pagan beliefs and rituals of Roman culture and remains so to this day. To the officials of Rome you were either a 'Catholic<text:span text:style-name="T6"> Christian'</text:span> or a<text:span text:style-name="T6"> 'heretic'.branded</text:span> foolish madmen, who should suffer chastisement and divine condemnation.</text:p>
      <text:p text:style-name="P5">Essentially this turned the tables against the real Saints of God labeling them dangerous dissenters and who would not bow to the authority of Rome. The Ecclesiastical System had full authority to persecute and legally murder their religious opponents who opposed them. Sparing you the long and bloody history of religious tyranny that brought us the horror of Crusades, Inquisitions, torture and massive persecutions throughout history to present day, suffice to say the '<text:span text:style-name="T4">CHURCH</text:span>' as we know it in our current society has<text:span text:style-name="T6"> </text:span><text:span text:style-name="T7">NOTHING</text:span> to do with CHRIST! Certainly much of the bitter persecution has ceased in our 'relativity' free country and we are currently permitted to practice the religion of our choice, it doesn't negate the <text:span text:style-name="T4">FACT</text:span> that the existing Religious Establishment of professing Christianity in the free world is still <text:span text:style-name="T4">Pagan</text:span> based to its core.</text:p>
      <text:p text:style-name="P5">The '<text:span text:style-name="T4">Churches</text:span>' as they exist in our towns, villages and cities, in which so-called Christians claim to worship the One True God are simply an off-shoot of what happened in ancient Rome when the Pure Doctrine of Jesus Christ was nullified by the teachings of men. This is why the 'Church' has absolutely no similarity to the '<text:span text:style-name="T11">Ekklēsia</text:span>' of the Bible and also has no desire whatsoever to resemble it. They have their<text:span text:style-name="T6"> </text:span><text:span text:style-name="T7">SYSTEM</text:span> in place that serves the purpose of gathering humanity under a unified pattern of religion where anything goes and people can choose the 'form' that suits them best. </text:p>
      <text:p text:style-name="P5">The establishment can still maintain a fabricated authority over attendees insisting they must submit to church leadership and remain in fellowship lest they abandon the faith. This enforces the fantasy in the minds of church goers that those who flee the System are angry runagates and devils better off gone rather than stirring up trouble in their midst. In olden times the 'Church' exercised domination over the people by the pretense of piety, the place of worship (they controlled) was consecrated of the Lord and dare not be blasphemed or defied. They may not be hunting down dissidents or burning anyone at the stake in our time, but TRY going among them to challenge their false doctrines and expose the sin! You will find out very quickly that non-compliance will NOT be tolerated.</text:p>
      <text:p text:style-name="P5">A denominational church will use its entire governing body to see that you're silenced and cast out of doors if necessary. More independent organizations will muster the governing board against you and see that you're brought to shame in the eyes of the people. How different is that from<text:span text:style-name="T6"> excommunication</text:span> or being branded a heretic by the religious establishment? The illegitimate 'Church' System STILL holds great sway over the gullible (professed) Christian public who fear being numbered among the rebellious. God's greatest Prophets (including John the Baptist) always stood aloof of the religious system and were greatly out-numbered by the dominant forces. Elijah had to stand alone against 450 false prophets of Baal who had already gone out and slain hundreds of the Lord's faithful. (1Kings19:12-21) </text:p>
      <text:p text:style-name="P5">It's really no surprise that those of us who Preach the Lord's true Doctrine cannot buy or sell inside the religious system. (Rev13:17) The use of these words; '<text:span text:style-name="T4">Buy &amp; Sell'</text:span> in Revelation 13 are<text:span text:style-name="T6"> metaphorical.</text:span> To <text:span text:style-name="T4">Buy</text:span> means the ability to Participate in a market place.To <text:span text:style-name="T4">Sell</text:span> translates as ability to Barter in a place. Are God's true Messengers of Repentance and Faith Proven by deeds permitted to 'Participate' in the designated places of worship? Can they 'Barter' (the act or practice of carrying on a trade) among the 'church' people?<text:span text:style-name="T6"> BY NO MEANS..because</text:span> they have NOT taken on the Mark <text:soft-page-break/>(which is the lust of the eye, flesh &amp; pride of life!) but have <text:span text:style-name="T4">CAST </text:span>it away in the Crucifixion of the passions and desires of the flesh. (Rom6:4-6,Gal5:24) </text:p>
      <text:p text:style-name="P5"> </text:p>
      <text:p text:style-name="P5">That's what has separated the '<text:span text:style-name="T11">Ekklesia</text:span>' from the church since the beginning. When Saul (later Paul) made havoc of the church entering into every house dragging off men and women committing them to prison (Acts8:3) Obviously he was finding this <text:span text:style-name="T11">'Ekklesia'</text:span> in the houses. He did not have to seek them out in the local synagogues or other official places of worship approved by the religious system. And the <text:span text:style-name="T4">SAME </text:span>holds true today.you will <text:span text:style-name="T4">NOT</text:span> find the 'Called<text:span text:style-name="T6"> out ones'</text:span> partaking at the table of demons in a place of idolatry. (1Cor10:21, 2Cor6:14-16) </text:p>
      <text:p text:style-name="P5">We see this in Christ rolling back the vale of eternity in Matt7:21-23, when He pronounces those awful words to the people who thought they were serving Him in the false System, "<text:span text:style-name="T8">I Never Knew you, Depart from Me you workers of iniquity'!</text:span> They participated in the rituals and traditions of the 'church', but never came out of their sins. They had not DEPARTED from iniquity. (2Tim2:19) </text:p>
      <text:p text:style-name="P5">If we look back over the centuries of religious bondage since the days of ancient Rome, we find a ruling elite arrogantly reigning over the mind's of men by the use of <text:span text:style-name="T6">superstition</text:span> and the fear of a<text:span text:style-name="T6"> vengeful God.</text:span> In darker times the mere suggestion that you were involved in anything the church deemed blasphemy it meant banishment from common society. (and often times death by horrible means) The average people could not simply ignore the ecclesiastical influence of the establishment because they had power to brandish the full power of the State against anyone who opposed them. So unless you were willing to contest a standing army that thoroughly enjoyed bloody slaughter, you kowtowed to the System in spite of your convictions.</text:p>
      <text:p text:style-name="P5">Of course things have changed somewhat since the advent of Liberty in the world, but billions still live under authoritarian style leadership. The major difference today is that the 'Christian'<text:span text:style-name="T6"> Church</text:span> is no longer a threat to the darkened authorities. Therefore if it, as an organization, is willing to exist within the parameters of state control it can enjoy full acceptance. (even in places like China) However private gatherings or (in house) churches are still considered a danger by most regimes because they operate apart from the supervision of prying eyes. This includes America, where many of the brain dead mind controlled, still believe their leaders respect the Bill of Rights. The general public, among who most professing Christians reside are already good minions of the State and subordinate to some form of authorized religious authority. The religious systems of history have provided man with a sanctuary for his 'sickness' of mind called the <text:span text:style-name="T4">'church</text:span>'. They have gone to extreme lengths to preserve this safe harbor for carnality, including the use of torture, coercion and deceptions.</text:p>
      <text:p text:style-name="P5">Even when the vast monopoly of the Catholic System was challenged during what historians call the Reformation, the duplicity continued. When the Bible was finally authorized to be translated into English by King James VI in 1604, the 'esteemed' translators were instructed to rigorously maintain the Episcopal structure of the Church of England and its belief in an 'ordained'<text:span text:style-name="T6"> clergy.</text:span> So the Word '<text:span text:style-name="T10">Ekklesia</text:span><text:span text:style-name="T4">'</text:span> in the Greek text was ordered to be translated 'Church'! (as it also appeared in the Geneva Bible the Anglo-Catholic Bishop's Bible) Thus it has been to this day. The 'Church' is still considered a sacred gathering place for 'Christians' and the clergy keeps the people in a state of ignorance and bliss. However GOD did not intend that His <text:span text:style-name="T11">Ekklesia</text:span> to become an institutionalized religion. </text:p>
      <text:p text:style-name="P5">We have already established that the 'Church' as it exists in America today is NOT the '<text:span text:style-name="T7">Called out'</text:span> ones of Christ. Further evidence of this is seen in their eagerness to obey the rules of State and operate within the constraints of a charitable origination. Since the founding of America the 'Churches' have been exempt (for the most part) from paying any taxes. (except on payroll earnings stating in the late 1930's) However as the Gospel became more and more secular in nature the government recognized its opportunity to weasel into 'religious' affairs by 'granting' them a special status under law to maintain their exemption. However nothing comes from government without strings attached and the American Church System was a prime candidate to 'sign<text:span text:style-name="T6"> on'</text:span> to something they 'thought' was to their advantage. And in a bizarre sort of way the 501 (c) 3 charitable corporate tax exempt statuses (introduced in 1954) corresponds seamlessly into their counterfeit gospel message that follows the Great Harlot of Babylon. </text:p>
      <text:p text:style-name="P5"><text:soft-page-break/>This type of tax exemption turns the churches into<text:span text:style-name="T6"> 'corporations',</text:span> that must follow the guidelines (as any government granted corporation) stipulated in the agreement. Which means that in order to maintain a tax exempt status the Churches (and any charitable organization) must forego certain activities which are specifically: engaging in political lobbying or campaigning. That means the Pastors or other church leadership cannot endorse a candidate for political office or participate in any political debate that may influence the outcome of an election or the passing of legislation. Essentially this hamstrings the 'Churches' ability to act as any kind of a moral compass in society at large. </text:p>
      <text:p text:style-name="P5">So there you have it! Your precious constitution brought to naught. Congress making no law respecting the establishment of religion or prohibiting the free exercise thereof. Has virtually no further significance in the land of the free. Not only have the Churches voluntarily repudiated the Gospel of Christ they have enthusiastically gone in league with the devil! They are a sort of 'Judas'<text:span text:style-name="T6"> goat,</text:span> selling out for their thirty pieces of silver. They ride the <text:span text:style-name="T4">Scarlet Beast</text:span> of Rev17:3-6, adorn with all the trimmings of ancient Babylon. </text:p>
      <text:p text:style-name="P5">As throughout their long and sorted history as a religious hierarchy they have always been FULLY aware of the control they are able to put forth over men AND used it to their complete advantage. With the 501 they can further demonize the runagates that refuse to comply and then wrap themselves in the flag as loyal patriots thereby garnering an even greater creditability to the unsuspecting masses who equate God and Country to the Bible. Is it of any wonder why Solomon said that there is nothing new under the sun? This same type of Mind control has been going on from the very dawn of creation. Man is a creature easily duped (or shall I say Doped) by the<text:span text:style-name="T6"> Luciferian agenda</text:span> of instant gratification and the promise of supremacy. Thus you have the SAME establishment today as those who crucified Christ. Controlled in Mind and Heart by Satan himself!</text:p>
      <text:p text:style-name="P12">Hearing you will hear and shall not understand, And seeing you will see and not perceive; For the hearts of this people have grown dull .Their ears are hard of hearing, And their eyes they have closed, Lest they should see with their eyes and hear with their ears, Lest they should understand with their hearts and turn,<text:span text:style-name="T6"> So that I should heal them.</text:span> <text:span text:style-name="T5">Matt13:14-15</text:span> </text:p>
      <text:p text:style-name="P5">The <text:span text:style-name="T11">Ekklēsia</text:span> can never be connected with a System, by definition they are the '<text:span text:style-name="T7">called out'</text:span> ones, Separate from the lust of the flesh, eyes and pride of life; all the trapping of the world the establishment churches find irresistible. They are His <text:span text:style-name="T4">Sheep</text:span> who hear His Voice and Obey, sojourns in the midst of a crooked and perverse generation, among whom they <text:span text:style-name="T4">SHINE</text:span> as Lights in a world of Darkness, Holding fast the Word of Life! Phil2:15-16 </text:p>
      <text:p text:style-name="P5">The religious systems of history have always provided man with a sanctuary for his carnality, concealing it with rituals and traditions designed to 'absolve' them of their responsibility to Obey God and come clean in Repentance. If it means that the religious authorities have to conspire together for an 'authorized' translation to maintain their 'appearance' of a consecrated institution of worship, then so be it. The unsuspecting masses will hardly notice the obvious inconsistency with the Bible. 'Church' is still considered the 'sacred' gathering place of 'Christians' on earth and the clergy recognized as the purveyors of truth. Today their mythology is Deception and imagery. In the past torture, coercion, superstitions and fear was their mode of operation. But since ancient Rome the 'Church' has been the source of fallacy and error brought about by blending Pagan doctrines with the Word of God. </text:p>
      <text:p text:style-name="P5">However GOD did not intend that His <text:span text:style-name="T11">Ekklēsia</text:span> to become an institutionalized religion. They are the Holy remnant 'called out' of darkness into the Light of His Truth to offer up an acceptable sacrifice of Praise as a sweet smelling aroma unto the Lord. (Heb12:28, Phil4:18) Flee from Babylon before it's too late; Come Out of her, don't 'hang out' with her! </text:p>
      <text:p text:style-name="P12">And I heard another voice from heaven saying, "Come<text:span text:style-name="T6"> out of her, my people, lest you share</text:span> <text:span text:style-name="T6">in her sins, and lest you receive of her plagues.</text:span> For her sins have reached to heaven, and God has remembered her iniquities. Render to her just as she rendered to you, and repay her double according to her works; in the cup which she has mixed, mix double for her. In the measure that she glorified herself and lived luxuriously, in the same measure give her torment and sorrow; for she says in her heart, 'I sit as queen, and am no widow, and will not see sorrow.' Therefore her plagues will come in one day—death and mourning and famine. And she will be utterly burned with fire, for strong is the Lord God who judges her.</text:p>
      <text:p text:style-name="P10">Rev1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5</text:page-number></text:span><text:span text:style-name="MT1">/</text:span><text:span text:style-name="MT1"><text:page-count>5</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0M00S</meta:editing-duration>
    <meta:editing-cycles>41</meta:editing-cycles>
    <meta:generator>OpenOffice.org/3.2$Win32 OpenOffice.org_project/320m12$Build-9483</meta:generator>
    <meta:initial-creator>Simon Ott</meta:initial-creator>
    <dc:date>2015-01-25T00:25:30.60</dc:date>
    <dc:creator>Simon Ott</dc:creator>
    <meta:document-statistic meta:table-count="0" meta:image-count="0" meta:object-count="0" meta:page-count="5" meta:paragraph-count="64" meta:word-count="3629" meta:character-count="21711"/>
  </office:meta>
</office:document-meta>
</file>